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c678dd"/>
    </style:style>
    <style:style style:name="T2" style:family="text">
      <style:text-properties fo:color="#abb2bf"/>
    </style:style>
    <style:style style:name="T3" style:family="text">
      <style:text-properties fo:color="#98c379"/>
    </style:style>
    <style:style style:name="T4" style:family="text">
      <style:text-properties fo:color="#61afef"/>
    </style:style>
    <style:style style:name="T5" style:family="text">
      <style:text-properties fo:color="#d19a66"/>
    </style:style>
    <style:style style:name="T6" style:family="text">
      <style:text-properties fo:color="#e06c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 src/components/Notifications/LunarNotifications.js</text:p>
      <text:p text:style-name="Standard"><text:span text:style-name="T1">import</text:span><text:span text:style-name="T2"> React, { useState, useEffect } </text:span><text:span text:style-name="T1">from</text:span><text:span text:style-name="T2"> </text:span><text:span text:style-name="T3">'react'</text:span><text:span text:style-name="T2">;</text:span></text:p>
      <text:p text:style-name="Standard"><text:span text:style-name="T2"><text:s/></text:span><text:span text:style-name="T1">import</text:span><text:span text:style-name="T2"> styled </text:span><text:span text:style-name="T1">from</text:span><text:span text:style-name="T2"> </text:span><text:span text:style-name="T3">'styled-components'</text:span><text:span text:style-name="T2">;</text:span></text:p>
      <text:p text:style-name="Standard"><text:span text:style-name="T2"><text:s/></text:span><text:span text:style-name="T1">import</text:span><text:span text:style-name="T2"> { theme } </text:span><text:span text:style-name="T1">from</text:span><text:span text:style-name="T2"> </text:span><text:span text:style-name="T3">'../../styles/theme'</text:span><text:span text:style-name="T2">;</text:span></text:p>
      <text:p text:style-name="Standard"><text:span text:style-name="T2"><text:s/></text:span><text:span text:style-name="T1">import</text:span><text:span text:style-name="T2"> { getMonthlyEvents } </text:span><text:span text:style-name="T1">from</text:span><text:span text:style-name="T2"> </text:span><text:span text:style-name="T3">'../../services/api'</text:span><text:span text:style-name="T2">; </text:span></text:p>
      <text:p text:style-name="Standard"/>
      <text:p text:style-name="Standard">const API_KEY = 'YWxsOzAuMDI5MjcwMDAgMTcyNTQ0OTk1MztTV2RzYTJAZDsyNDYwNTU3Ljk4NTU4';</text:p>
      <text:p text:style-name="Standard"/>
      <text:p text:style-name="Standard">const NotificationsWrapper = styled.div`</text:p>
      <text:p text:style-name="Standard"><text:s text:c="2"/>max-width: 600px;</text:p>
      <text:p text:style-name="Standard"><text:s text:c="2"/>margin: 0 auto;</text:p>
      <text:p text:style-name="Standard"><text:s text:c="2"/>padding: ${theme.spacing(4)};</text:p>
      <text:p text:style-name="Standard"><text:s text:c="2"/>background-color: ${theme.colors.background.paper};</text:p>
      <text:p text:style-name="Standard"><text:s text:c="2"/>border-radius: ${theme.borderRadius};</text:p>
      <text:p text:style-name="Standard"><text:s text:c="2"/>box-shadow: ${theme.shadows.medium};</text:p>
      <text:p text:style-name="Standard">`;</text:p>
      <text:p text:style-name="Standard"/>
      <text:p text:style-name="Standard">const Title = styled.h2`</text:p>
      <text:p text:style-name="Standard"><text:s text:c="2"/>color: ${theme.colors.secondary.main};</text:p>
      <text:p text:style-name="Standard"><text:s text:c="2"/>margin-bottom: ${theme.spacing(4)};</text:p>
      <text:p text:style-name="Standard">`;</text:p>
      <text:p text:style-name="Standard"/>
      <text:p text:style-name="Standard">const Switch = styled.label`</text:p>
      <text:p text:style-name="Standard"><text:s text:c="2"/>position: relative;</text:p>
      <text:p text:style-name="Standard"><text:s text:c="2"/>display: inline-block;</text:p>
      <text:p text:style-name="Standard"><text:s text:c="2"/>width: 60px;</text:p>
      <text:p text:style-name="Standard"><text:s text:c="2"/>height: 34px;</text:p>
      <text:p text:style-name="Standard">`;</text:p>
      <text:p text:style-name="Standard"/>
      <text:p text:style-name="Standard">const Slider = styled.span`</text:p>
      <text:p text:style-name="Standard"><text:s text:c="2"/>position: absolute;</text:p>
      <text:p text:style-name="Standard"><text:s text:c="2"/>cursor: pointer;</text:p>
      <text:p text:style-name="Standard"><text:s text:c="2"/>top: 0;</text:p>
      <text:p text:style-name="Standard"><text:s text:c="2"/>left: 0;</text:p>
      <text:p text:style-name="Standard"><text:s text:c="2"/>right: 0;</text:p>
      <text:p text:style-name="Standard"><text:s text:c="2"/>bottom: 0;</text:p>
      <text:p text:style-name="Standard"><text:s text:c="2"/>background-color: #ccc;</text:p>
      <text:p text:style-name="Standard"><text:s text:c="2"/>transition: .4s;</text:p>
      <text:p text:style-name="Standard"><text:s text:c="2"/>border-radius: 34px;</text:p>
      <text:p text:style-name="Standard"/>
      <text:p text:style-name="Standard"><text:s text:c="2"/>&amp;:before {</text:p>
      <text:p text:style-name="Standard"><text:s text:c="4"/>position: absolute;</text:p>
      <text:p text:style-name="Standard"><text:s text:c="4"/>content: "";</text:p>
      <text:p text:style-name="Standard"><text:s text:c="4"/>height: 26px;</text:p>
      <text:p text:style-name="Standard"><text:s text:c="4"/>width: 26px;</text:p>
      <text:p text:style-name="Standard"><text:s text:c="4"/>left: 4px;</text:p>
      <text:p text:style-name="Standard"><text:s text:c="4"/>bottom: 4px;</text:p>
      <text:p text:style-name="Standard"><text:s text:c="4"/>background-color: white;</text:p>
      <text:p text:style-name="Standard"><text:s text:c="4"/>transition: .4s;</text:p>
      <text:p text:style-name="Standard"><text:s text:c="4"/>border-radius: 50%;</text:p>
      <text:p text:style-name="Standard"><text:s text:c="2"/>}</text:p>
      <text:p text:style-name="Standard"><text:soft-page-break/>`;</text:p>
      <text:p text:style-name="Standard"/>
      <text:p text:style-name="Standard">const Input = styled.input`</text:p>
      <text:p text:style-name="Standard"><text:s text:c="2"/>opacity: 0;</text:p>
      <text:p text:style-name="Standard"><text:s text:c="2"/>width: 0;</text:p>
      <text:p text:style-name="Standard"><text:s text:c="2"/>height: 0;</text:p>
      <text:p text:style-name="Standard"/>
      <text:p text:style-name="Standard"><text:s text:c="2"/>&amp;:checked + ${Slider} {</text:p>
      <text:p text:style-name="Standard"><text:s text:c="4"/>background-color: ${theme.colors.primary.main};</text:p>
      <text:p text:style-name="Standard"><text:s text:c="2"/>}</text:p>
      <text:p text:style-name="Standard"/>
      <text:p text:style-name="Standard"><text:s text:c="2"/>&amp;:checked + ${Slider}:before {</text:p>
      <text:p text:style-name="Standard"><text:s text:c="4"/>transform: translateX(26px);</text:p>
      <text:p text:style-name="Standard"><text:s text:c="2"/>}</text:p>
      <text:p text:style-name="Standard">`;</text:p>
      <text:p text:style-name="Standard"/>
      <text:p text:style-name="Standard">const EventList = styled.ul`</text:p>
      <text:p text:style-name="Standard"><text:s text:c="2"/>list-style-type: none;</text:p>
      <text:p text:style-name="Standard"><text:s text:c="2"/>padding: 0;</text:p>
      <text:p text:style-name="Standard"><text:s text:c="2"/>margin-top: ${theme.spacing(4)};</text:p>
      <text:p text:style-name="Standard">`;</text:p>
      <text:p text:style-name="Standard"/>
      <text:p text:style-name="Standard">const EventItem = styled.li`</text:p>
      <text:p text:style-name="Standard"><text:s text:c="2"/>margin-bottom: ${theme.spacing(2)};</text:p>
      <text:p text:style-name="Standard"><text:s text:c="2"/>padding: ${theme.spacing(2)};</text:p>
      <text:p text:style-name="Standard"><text:s text:c="2"/>background-color: ${theme.colors.background.default};</text:p>
      <text:p text:style-name="Standard"><text:s text:c="2"/>border-radius: ${theme.borderRadius};</text:p>
      <text:p text:style-name="Standard">`;</text:p>
      <text:p text:style-name="Standard"/>
      <text:p text:style-name="Standard"><text:span text:style-name="T1">const</text:span> <text:span text:style-name="T4">LunarNotifications</text:span> <text:span text:style-name="T4">=</text:span> <text:span text:style-name="T2">()</text:span> <text:span text:style-name="T4">=&gt;</text:span> <text:span text:style-name="T2">{</text:span></text:p>
      <text:p text:style-name="Standard"><text:s/><text:span text:style-name="T1">const</text:span> <text:span text:style-name="T2">[</text:span>notificationsEnabled<text:span text:style-name="T2">,</text:span> setNotificationsEnabled<text:span text:style-name="T2">]</text:span> <text:span text:style-name="T4">=</text:span> <text:span text:style-name="T4">useState</text:span><text:span text:style-name="T2">(</text:span><text:span text:style-name="T5">false</text:span><text:span text:style-name="T2">);</text:span></text:p>
      <text:p text:style-name="Standard"><text:s/><text:span text:style-name="T1">const</text:span> <text:span text:style-name="T2">[</text:span>upcomingEvents<text:span text:style-name="T2">,</text:span> setUpcomingEvents<text:span text:style-name="T2">]</text:span> <text:span text:style-name="T4">=</text:span> <text:span text:style-name="T4">useState</text:span><text:span text:style-name="T2">([]);</text:span></text:p>
      <text:p text:style-name="Standard"><text:s/><text:span text:style-name="T4">useEffect</text:span><text:span text:style-name="T2">(()</text:span> <text:span text:style-name="T4">=&gt;</text:span> <text:span text:style-name="T2">{</text:span></text:p>
      <text:p text:style-name="Standard"><text:s/><text:span text:style-name="T1">if</text:span> <text:span text:style-name="T2">(</text:span>notificationsEnabled<text:span text:style-name="T2">)</text:span> <text:span text:style-name="T2">{</text:span></text:p>
      <text:p text:style-name="Standard"><text:s/><text:span text:style-name="T4">requestNotificationPermission</text:span><text:span text:style-name="T2">();</text:span></text:p>
      <text:p text:style-name="Standard"><text:s/><text:span text:style-name="T4">fetchUpcomingEvents</text:span><text:span text:style-name="T2">();</text:span></text:p>
      <text:p text:style-name="Standard"><text:s/><text:span text:style-name="T2">}</text:span></text:p>
      <text:p text:style-name="Standard"><text:s/><text:span text:style-name="T2">},</text:span> <text:span text:style-name="T2">[</text:span>notificationsEnabled<text:span text:style-name="T2">]);</text:span></text:p>
      <text:p text:style-name="Standard"><text:s/><text:span text:style-name="T1">const</text:span> <text:span text:style-name="T4">requestNotificationPermission</text:span> <text:span text:style-name="T4">=</text:span> <text:span text:style-name="T1">async</text:span> <text:span text:style-name="T2">()</text:span> <text:span text:style-name="T4">=&gt;</text:span> <text:span text:style-name="T2">{</text:span></text:p>
      <text:p text:style-name="Standard"><text:s/><text:span text:style-name="T1">const</text:span> permission <text:span text:style-name="T4">=</text:span> <text:span text:style-name="T1">await</text:span> Notification<text:span text:style-name="T2">.</text:span><text:span text:style-name="T4">requestPermission</text:span><text:span text:style-name="T2">();</text:span></text:p>
      <text:p text:style-name="Standard"><text:s/><text:span text:style-name="T1">if</text:span> <text:span text:style-name="T2">(</text:span>permission <text:span text:style-name="T4">!==</text:span> <text:span text:style-name="T3">'granted'</text:span><text:span text:style-name="T2">)</text:span> <text:span text:style-name="T2">{</text:span> <text:span text:style-name="T4">alert</text:span><text:span text:style-name="T2">(</text:span><text:span text:style-name="T3">'Les notifications sont nécessaires pour cette fonctionnalité.'</text:span><text:span text:style-name="T2">);</text:span> <text:span text:style-name="T4">setNotificationsEnabled</text:span><text:span text:style-name="T2">(</text:span><text:span text:style-name="T5">false</text:span><text:span text:style-name="T2">);</text:span></text:p>
      <text:p text:style-name="Standard"><text:s/><text:span text:style-name="T2">}</text:span></text:p>
      <text:p text:style-name="Standard"><text:s/><text:span text:style-name="T2">};</text:span></text:p>
      <text:p text:style-name="Standard"><text:s/><text:span text:style-name="T1">const</text:span> <text:span text:style-name="T4">fetchUpcomingEvents</text:span> <text:span text:style-name="T4">=</text:span> <text:span text:style-name="T1">async</text:span> <text:span text:style-name="T2">()</text:span> <text:span text:style-name="T4">=&gt;</text:span> <text:span text:style-name="T2">{</text:span></text:p>
      <text:p text:style-name="Standard"><text:s/><text:span text:style-name="T1">try</text:span> <text:span text:style-name="T2">{</text:span></text:p>
      <text:p text:style-name="Standard"><text:s/><text:span text:style-name="T1">const</text:span> events <text:span text:style-name="T4">=</text:span> <text:span text:style-name="T1">await</text:span> <text:span text:style-name="T4">getMonthlyEvents</text:span><text:span text:style-name="T2">();</text:span></text:p>
      <text:p text:style-name="Standard"><text:s/><text:span text:style-name="T4">setUpcomingEvents</text:span><text:span text:style-name="T2">(</text:span>events<text:span text:style-name="T2">);</text:span></text:p>
      <text:p text:style-name="Standard"><text:s/><text:span text:style-name="T4">scheduleNotifications</text:span><text:span text:style-name="T2">(</text:span>events<text:span text:style-name="T2">);</text:span></text:p>
      <text:p text:style-name="Standard"><text:s/><text:span text:style-name="T2">}</text:span> <text:span text:style-name="T1">catch</text:span> <text:span text:style-name="T2">(</text:span>error<text:span text:style-name="T2">)</text:span> <text:span text:style-name="T2">{</text:span></text:p>
      <text:p text:style-name="Standard"><text:s/><text:span text:style-name="T5">console</text:span><text:span text:style-name="T2">.</text:span><text:span text:style-name="T4">error</text:span><text:span text:style-name="T2">(</text:span><text:span text:style-name="T3">'Erreur lors de la récupération des événements:'</text:span><text:span text:style-name="T2">,</text:span> error<text:span text:style-name="T2">);</text:span></text:p>
      <text:p text:style-name="Standard"><text:s/><text:span text:style-name="T2">}</text:span></text:p>
      <text:p text:style-name="Standard"><text:soft-page-break/><text:s/><text:span text:style-name="T2">};</text:span></text:p>
      <text:p text:style-name="Standard"><text:s/><text:span text:style-name="T1">const</text:span> <text:span text:style-name="T4">scheduleNotifications</text:span> <text:span text:style-name="T4">=</text:span> <text:span text:style-name="T2">(</text:span>events<text:span text:style-name="T2">)</text:span> <text:span text:style-name="T4">=&gt;</text:span> <text:span text:style-name="T2">{</text:span></text:p>
      <text:p text:style-name="Standard"><text:s/>events<text:span text:style-name="T2">.</text:span><text:span text:style-name="T4">forEach</text:span><text:span text:style-name="T2">(</text:span>event <text:span text:style-name="T4">=&gt;</text:span> <text:span text:style-name="T2">{</text:span></text:p>
      <text:p text:style-name="Standard"><text:s/><text:span text:style-name="T1">const</text:span> eventTime <text:span text:style-name="T4">=</text:span> <text:span text:style-name="T1">new</text:span> <text:span text:style-name="T5">Date</text:span><text:span text:style-name="T2">(</text:span>event<text:span text:style-name="T2">.</text:span>date<text:span text:style-name="T2">).</text:span><text:span text:style-name="T4">getTime</text:span><text:span text:style-name="T2">();</text:span></text:p>
      <text:p text:style-name="Standard"><text:s/><text:span text:style-name="T1">const</text:span> currentTime <text:span text:style-name="T4">=</text:span> <text:span text:style-name="T1">new</text:span> <text:span text:style-name="T5">Date</text:span><text:span text:style-name="T2">().</text:span><text:span text:style-name="T4">getTime</text:span><text:span text:style-name="T2">();</text:span></text:p>
      <text:p text:style-name="Standard"><text:s/><text:span text:style-name="T1">const</text:span> timeUntilEvent <text:span text:style-name="T4">=</text:span> eventTime <text:span text:style-name="T4">–</text:span> currentTime<text:span text:style-name="T2">;</text:span></text:p>
      <text:p text:style-name="Standard"><text:s/><text:span text:style-name="T1">if</text:span> <text:span text:style-name="T2">(</text:span>timeUntilEvent <text:span text:style-name="T4">&gt;</text:span> <text:span text:style-name="T5">0</text:span><text:span text:style-name="T2">)</text:span> <text:span text:style-name="T2">{</text:span></text:p>
      <text:p text:style-name="Standard"><text:s/><text:span text:style-name="T4">setTimeout</text:span><text:span text:style-name="T2">(()</text:span> <text:span text:style-name="T4">=&gt;</text:span> <text:span text:style-name="T2">{</text:span></text:p>
      <text:p text:style-name="Standard"><text:s/><text:span text:style-name="T1">new</text:span> <text:span text:style-name="T5">Notification</text:span><text:span text:style-name="T2">(</text:span><text:span text:style-name="T3">'Événement Lunaire'</text:span><text:span text:style-name="T2">,</text:span> <text:span text:style-name="T2">{</text:span></text:p>
      <text:p text:style-name="Standard"><text:s/><text:span text:style-name="T6">body</text:span><text:span text:style-name="T4">:</text:span> <text:span text:style-name="T3">`</text:span><text:span text:style-name="T2">${</text:span>event<text:span text:style-name="T2">.</text:span>name<text:span text:style-name="T2">}</text:span><text:span text:style-name="T3"> commence maintenant!`</text:span><text:span text:style-name="T2">,</text:span></text:p>
      <text:p text:style-name="Standard"><text:s/><text:span text:style-name="T6">icon</text:span><text:span text:style-name="T4">:</text:span> <text:span text:style-name="T3">'/moon-icon.png'</text:span></text:p>
      <text:p text:style-name="Standard"><text:s/><text:span text:style-name="T2">});</text:span></text:p>
      <text:p text:style-name="Standard"><text:s/><text:span text:style-name="T2">},</text:span> timeUntilEvent<text:span text:style-name="T2">);</text:span></text:p>
      <text:p text:style-name="Standard"><text:s/><text:span text:style-name="T2">}</text:span></text:p>
      <text:p text:style-name="Standard"><text:s/><text:span text:style-name="T2">});</text:span></text:p>
      <text:p text:style-name="Standard"><text:s/><text:span text:style-name="T2">};</text:span> </text:p>
      <text:p text:style-name="Standard"/>
      <text:p text:style-name="Standard"><text:s text:c="2"/>return (</text:p>
      <text:p text:style-name="Standard"><text:s text:c="4"/>&lt;NotificationsWrapper&gt;</text:p>
      <text:p text:style-name="Standard"><text:s text:c="6"/>&lt;Title&gt;Notifications Lunaires&lt;/Title&gt;</text:p>
      <text:p text:style-name="Standard"><text:s text:c="6"/>&lt;Switch&gt;</text:p>
      <text:p text:style-name="Standard"><text:s text:c="8"/>&lt;Input </text:p>
      <text:p text:style-name="Standard"><text:s text:c="10"/>type="checkbox" </text:p>
      <text:p text:style-name="Standard"><text:s text:c="10"/>checked={notificationsEnabled}</text:p>
      <text:p text:style-name="Standard"><text:s text:c="10"/>onChange={() =&gt; setNotificationsEnabled(!notificationsEnabled)}</text:p>
      <text:p text:style-name="Standard"><text:s text:c="8"/>/&gt;</text:p>
      <text:p text:style-name="Standard"><text:s text:c="8"/>&lt;Slider /&gt;</text:p>
      <text:p text:style-name="Standard"><text:s text:c="6"/>&lt;/Switch&gt;</text:p>
      <text:p text:style-name="Standard"><text:s text:c="6"/>&lt;span&gt;Activer les notifications pour les événements lunaires&lt;/span&gt;</text:p>
      <text:p text:style-name="Standard"><text:s text:c="6"/>{notificationsEnabled &amp;&amp; (</text:p>
      <text:p text:style-name="Standard"><text:s text:c="8"/>&lt;EventList&gt;</text:p>
      <text:p text:style-name="Standard"><text:s text:c="10"/>&lt;h3&gt;Prochains événements :&lt;/h3&gt;</text:p>
      <text:p text:style-name="Standard"><text:s text:c="10"/>{upcomingEvents.map((event, index) =&gt; (</text:p>
      <text:p text:style-name="Standard"><text:s text:c="12"/>&lt;EventItem key={index}&gt;</text:p>
      <text:p text:style-name="Standard"><text:s text:c="14"/>{event.name} - {new Date(event.date).toLocaleDateString()}</text:p>
      <text:p text:style-name="Standard"><text:s text:c="12"/>&lt;/EventItem&gt;</text:p>
      <text:p text:style-name="Standard"><text:s text:c="10"/>))}</text:p>
      <text:p text:style-name="Standard"><text:s text:c="8"/>&lt;/EventList&gt;</text:p>
      <text:p text:style-name="Standard"><text:s text:c="6"/>)}</text:p>
      <text:p text:style-name="Standard"><text:s text:c="4"/>&lt;/NotificationsWrapper&gt;</text:p>
      <text:p text:style-name="Standard"><text:s text:c="2"/>);</text:p>
      <text:p text:style-name="Standard">};</text:p>
      <text:p text:style-name="Standard"/>
      <text:p text:style-name="Standard">export default LunarNotification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7S</meta:editing-duration>
    <meta:editing-cycles>4</meta:editing-cycles>
    <meta:generator>OpenOffice/4.1.14$Win32 OpenOffice.org_project/4114m1$Build-9811</meta:generator>
    <dc:date>2024-09-08T12:56:39.78</dc:date>
    <dc:creator>ronan salaun</dc:creator>
    <meta:document-statistic meta:table-count="0" meta:image-count="0" meta:object-count="0" meta:page-count="3" meta:paragraph-count="132" meta:word-count="346" meta:character-count="3570"/>
    <meta:user-defined meta:name="Info 1"/>
    <meta:user-defined meta:name="Info 2"/>
    <meta:user-defined meta:name="Info 3"/>
    <meta:user-defined meta:name="Info 4"/>
  </office:meta>
</office:document-meta>
</file>